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AMBI ARAPA, JULIA</text:p>
            <text:p text:style-name="P5"><text:span text:style-name="T15">Dni</text:span><text:span text:style-name="T14">:2943306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REQUIPA - SENATI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AMBI ARAPA, JUL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43306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9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5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9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9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POLLO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59:5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